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 style:list-style-name="L5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5815088435927322897" text:style-name="L1">
        <text:list-item>
          <text:p text:style-name="P10">3:56.8</text:p>
        </text:list-item>
        <text:list-item>
          <text:p text:style-name="P10">3:53.8</text:p>
        </text:list-item>
        <text:list-item>
          <text:p text:style-name="P10">3:50.8</text:p>
        </text:list-item>
        <text:list-item>
          <text:p text:style-name="P10">3:47.8</text:p>
        </text:list-item>
        <text:list-item>
          <text:p text:style-name="P10">3:45.0</text:p>
        </text:list-item>
        <text:list-item>
          <text:p text:style-name="P10">3:42.2</text:p>
        </text:list-item>
        <text:list-item>
          <text:p text:style-name="P10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2969784223775440361" text:style-name="L2">
        <text:list-item>
          <text:p text:style-name="P11">2:00 <text:s text:c="2"/>(10:00/mi)</text:p>
        </text:list-item>
        <text:list-item>
          <text:p text:style-name="P11">1:58</text:p>
        </text:list-item>
        <text:list-item>
          <text:p text:style-name="P11">1:56</text:p>
        </text:list-item>
        <text:list-item>
          <text:p text:style-name="P11">1:51</text:p>
        </text:list-item>
        <text:list-item>
          <text:p text:style-name="P11">1:49.4</text:p>
        </text:list-item>
        <text:list-item>
          <text:p text:style-name="P11">1:51.4</text:p>
        </text:list-item>
        <text:list-item>
          <text:p text:style-name="P11">1:47.7</text:p>
        </text:list-item>
        <text:list-item>
          <text:p text:style-name="P11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4975922016442535707" text:style-name="L3">
        <text:list-item>
          <text:p text:style-name="P13">3:50.5</text:p>
        </text:list-item>
        <text:list-item>
          <text:p text:style-name="P13">3:50.4</text:p>
        </text:list-item>
        <text:list-item>
          <text:p text:style-name="P13">3:43.9</text:p>
        </text:list-item>
        <text:list-item>
          <text:p text:style-name="P13">3:44.2</text:p>
        </text:list-item>
        <text:list-item>
          <text:p text:style-name="P13">3:46.2</text:p>
        </text:list-item>
        <text:list-item>
          <text:p text:style-name="P13">3:45</text:p>
          <text:p text:style-name="P13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using 13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2749713146651659936" text:style-name="L4">
        <text:list-item>
          <text:p text:style-name="P14">4:47</text:p>
        </text:list-item>
        <text:list-item>
          <text:p text:style-name="P14">4:43</text:p>
        </text:list-item>
        <text:list-item>
          <text:p text:style-name="P14">4:45</text:p>
        </text:list-item>
        <text:list-item>
          <text:p text:style-name="P14">4:47</text:p>
        </text:list-item>
        <text:list-item>
          <text:p text:style-name="P14">4:36.6 </text:p>
          <text:p text:style-name="P14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9"><text:soft-page-break/><text:span text:style-name="T1">6/18/16:</text:span> 5.25 miles</text:p>
      <text:p text:style-name="P8">I ran and walked the same course as on Tues June 14. This time I walked 10 times for a total of 1 mile of walking. <text:s/>The average pace was 10:33/mi. <text:s/>It was 87 degrees.</text:p>
      <text:p text:style-name="P8"/>
      <text:p text:style-name="P8">6/19/16: <text:span text:style-name="T2">3.25 miles</text:span></text:p>
      <text:p text:style-name="P8">I ran 3.25 miles on hilly roads and grass averaging 9:34/mi.</text:p>
      <text:p text:style-name="P8"/>
      <text:p text:style-name="P8">6/20/16: <text:span text:style-name="T2">5.25 miles</text:span></text:p>
      <text:p text:style-name="P8">I ran with Colton McCurdy and Gary Puleio and his brother Matt on the high school track.</text:p>
      <text:p text:style-name="P8">We warmed up with a mile, did some stretching, ran a 220 in 51 s and jogged a 220.</text:p>
      <text:p text:style-name="P8">Then we ran 8 x 440 yards with a 440 jog after each. <text:s/>The jogs were in about 3:40.</text:p>
      <text:p text:style-name="P8">Times:</text:p>
      <text:list xml:id="list7258960573464229793" text:style-name="L5">
        <text:list-item>
          <text:p text:style-name="P15">1:41</text:p>
        </text:list-item>
        <text:list-item>
          <text:p text:style-name="P15">1:44</text:p>
        </text:list-item>
        <text:list-item>
          <text:p text:style-name="P15">1:46</text:p>
        </text:list-item>
        <text:list-item>
          <text:p text:style-name="P15">1:45</text:p>
        </text:list-item>
        <text:list-item>
          <text:p text:style-name="P15">1:44</text:p>
        </text:list-item>
        <text:list-item>
          <text:p text:style-name="P15">1:47</text:p>
        </text:list-item>
        <text:list-item>
          <text:p text:style-name="P15">1:49</text:p>
        </text:list-item>
        <text:list-item>
          <text:p text:style-name="P15">1:42</text:p>
        </text:list-item>
      </text:list>
      <text:p text:style-name="P8"/>
      <text:p text:style-name="P8"><text:s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20T21:01:38.51</dc:date>
    <dc:creator>James Lombardi</dc:creator>
    <meta:editing-duration>PT5H10M4S</meta:editing-duration>
    <meta:editing-cycles>42</meta:editing-cycles>
    <meta:document-statistic meta:table-count="0" meta:image-count="0" meta:object-count="0" meta:page-count="5" meta:paragraph-count="170" meta:word-count="1502" meta:character-count="7369"/>
  </office:meta>
</office:document-meta>
</file>